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05054162271518590"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645269159143248269"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21730665406930643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7487493298363565825"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64967476569390417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001046457600275165"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781805269478262095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538442168534354375"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9700587" text:continue-list="list781805269478262095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87446755154737449"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677949"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68905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9679080"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9703596"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698200"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232198506189911309"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7330833035188843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22185916446989107"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698403"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97380520284589505"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93658257337449553"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907104055822185299" text:style-name="L15">
        <text:list-item>
          <text:list>
            <text:list-header>
              <text:p text:style-name="P170">1.5 miles averaging about 9:40/mile and rest 1 min</text:p>
            </text:list-header>
          </text:list>
        </text:list-item>
      </text:list>
      <text:p text:style-name="P23">1 mile in 8:26 and rest 2 min</text:p>
      <text:list xml:id="list2805898308410138915"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388478113501315918"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688863"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2016633177827708808"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00452225704217631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8004250456778130857"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9703823" text:continue-list="list2004522257042176319" text:style-name="L19">
        <text:list-item>
          <text:list>
            <text:list-header>
              <text:p text:style-name="P174">(Pace*HR)=1240</text:p>
            </text:list-header>
          </text:list>
        </text:list-item>
      </text:list>
      <text:list xml:id="list39675900" text:continue-list="list2016633177827708808" text:style-name="L18">
        <text:list-item>
          <text:list>
            <text:list-header>
              <text:p text:style-name="P173">2 miles at 10:46/mile Ave HR= 121 bpm and rest a few minutes</text:p>
            </text:list-header>
          </text:list>
        </text:list-item>
      </text:list>
      <text:list xml:id="list39699319" text:continue-list="list3970382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9691121"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07618879846659414"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397153905689537396"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253269156260221958"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531627264479850145"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033085968466197110"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38722558614544221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9673554"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69949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949084206598565844"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10261165848211121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280892458862947923"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2">Splits: 8:33, 8:47, 8:50, 9:25, 8:08</text:span></text:p>
      <text:p text:style-name="P15"/>
      <text:list xml:id="list4356964662235259551"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06T19:44:07.65</dc:date>
    <dc:creator>James Lombardi</dc:creator>
    <meta:editing-duration>P19DT10H52M38S</meta:editing-duration>
    <meta:editing-cycles>1526</meta:editing-cycles>
    <meta:generator>OpenOffice/4.1.2$Win32 OpenOffice.org_project/412m3$Build-9782</meta:generator>
    <meta:document-statistic meta:table-count="0" meta:image-count="9" meta:object-count="0" meta:page-count="159" meta:paragraph-count="4557" meta:word-count="49618" meta:character-count="254707"/>
  </office:meta>
</office:document-meta>
</file>